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>
      <style:text-properties style:font-name="Times New Roman" style:font-name-complex="Times New Roman1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>
      <style:paragraph-properties fo:margin-left="1in" fo:margin-right="0in" fo:text-indent="0.5in" style:auto-text-indent="false"/>
    </style:style>
    <style:style style:name="P8" style:family="paragraph" style:parent-style-name="Frame_20_contents">
      <style:text-properties fo:color="#000000"/>
    </style:style>
    <style:style style:name="P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text-position="sub 58%" style:font-name="Times New Roman" style:font-name-complex="Times New Roman1"/>
    </style:style>
    <style:style style:name="T5" style:family="text">
      <style:text-properties style:text-position="super 58%" style:font-name="Times New Roman" style:font-name-complex="Times New Roman1"/>
    </style:style>
    <style:style style:name="gr1" style:family="graphic" style:parent-style-name="Frame">
      <style:graphic-properties draw:stroke="solid" svg:stroke-width="0.0138in" svg:stroke-color="#70ad47" draw:stroke-linejoin="miter" draw:fill="solid" draw:fill-color="#ffffff" draw:textarea-vertical-align="middle" draw:auto-grow-height="false" fo:min-height="1.9516in" fo:min-width="4.1535in" fo:padding-top="0.05in" fo:padding-bottom="0.05in" fo:padding-left="0.1in" fo:padding-right="0.1in" fo:wrap-option="wrap" fo:margin-left="0.1252in" fo:margin-right="0.1465in" fo:margin-top="0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Sc-561-Machine Learning </text:span></text:p>
      <text:p text:style-name="P1"><text:span text:style-name="T1">Lab Assignment 1</text:span></text:p>
      <text:p text:style-name="Standard"><text:span text:style-name="T2">Perform the following activities:</text:span></text:p>
      <text:list xml:id="list93106338" text:style-name="WWNum1">
        <text:list-item>
          <text:p text:style-name="P6"><text:span text:style-name="T1">Download the </text:span><text:span text:style-name="T3">HousePrice.csv</text:span><text:span text:style-name="T1"> (https://www.kaggle.com/vikrishnan/boston-house-prices) and visualize it using Matploitlib or any other plotting library. Hint: Choo</text:span><text:bookmark text:name="_GoBack"/><text:span text:style-name="T1">se any one or two attribute with respect to price to visualize and further processing of data for easiness)</text:span></text:p>
        </text:list-item>
        <text:list-item>
          <text:p text:style-name="P4"><text:span text:style-name="T1">Implement the linear regression Algorithm:</text:span></text:p>
        </text:list-item>
      </text:list>
      <text:p text:style-name="List_20_Paragraph"><text:span text:style-name="T1">Loop{</text:span></text:p>
      <text:p text:style-name="List_20_Paragraph"><text:span text:style-name="T1"><text:tab/>For i=1 to m{</text:span></text:p>
      <text:p text:style-name="List_20_Paragraph"><text:span text:style-name="T1"><text:tab/><text:tab/>ϴ</text:span><text:span text:style-name="T4">j+1</text:span><text:span text:style-name="T1">=ϴ</text:span><text:span text:style-name="T4">j</text:span><text:span text:style-name="T1">+α(y</text:span><text:span text:style-name="T5">i</text:span><text:span text:style-name="T1">-h(x</text:span><text:span text:style-name="T5">i</text:span><text:span text:style-name="T1">)).x</text:span><text:span text:style-name="T4">j</text:span></text:p>
      <text:p text:style-name="P7"><text:span text:style-name="T4">}</text:span></text:p>
      <text:p text:style-name="List_20_Paragraph"><text:span text:style-name="T4">}</text:span></text:p>
      <text:p text:style-name="P2"><text:span text:style-name="T1">This is a stochastic update rule for LMS</text:span></text:p>
      <text:list xml:id="list94056982544994" text:continue-numbering="true" text:style-name="WWNum1">
        <text:list-item>
          <text:p text:style-name="P4"><text:span text:style-name="T1">Try to normalize the data in between [0-1] using min-max normalization and use this normalized data in above algorithm and analyze the output.</text:span></text:p>
        </text:list-item>
      </text:list>
      <text:p text:style-name="List_20_Paragraph"><draw:custom-shape text:anchor-type="paragraph" draw:z-index="0" draw:name="Rectangle 1" draw:style-name="gr1" draw:text-style-name="P9" svg:width="4.3531in" svg:height="2.0512in" svg:x="0.9154in" svg:y="0.0425in"><text:p text:style-name="P8">def normalize(X): </text:p><text:p text:style-name="P8"><text:tab/>mins = np.min(X, axis = 0) </text:p><text:p text:style-name="P8"><text:tab/>maxs = np.max(X, axis = 0) </text:p><text:p text:style-name="P8"><text:tab/>rng = maxs - mins </text:p><text:p text:style-name="P8"><text:tab/>norm_X = 1 - ((maxs - X)/rng) </text:p><text:p text:style-name="P8"><text:tab/>return norm_X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Hin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94055874656789" text:continue-numbering="true" text:style-name="WWNum1">
        <text:list-item>
          <text:p text:style-name="P4"><text:span text:style-name="T1">Implement the Logistic Regression and list the coefficient ϴ</text:span><text:span text:style-name="T4">0</text:span><text:span text:style-name="T1">, ϴ</text:span><text:span text:style-name="T4">1</text:span><text:span text:style-name="T1"> and ϴ</text:span><text:span text:style-name="T4">2</text:span><text:span text:style-name="T5"> </text:span><text:span text:style-name="T1">for the dataset- </text:span><text:span text:style-name="T3">LogisticDataset.csv.</text:span></text:p>
        </text:list-item>
        <text:list-item>
          <text:p text:style-name="P4"><text:span text:style-name="T1">Modify the code for question 4 so that it could behave as perceptron learning algorithm. Predict the value of y for X=(5.8097,2.4711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-Paudel</meta:initial-creator>
    <meta:editing-cycles>5</meta:editing-cycles>
    <meta:creation-date>2019-11-30T14:10:00</meta:creation-date>
    <dc:date>2019-12-28T09:40:55.602925328</dc:date>
    <meta:editing-duration>PT1H19M26S</meta:editing-duration>
    <meta:generator>LibreOffice/6.0.7.3$Linux_X86_64 LibreOffice_project/00m0$Build-3</meta:generator>
    <meta:document-statistic meta:table-count="0" meta:image-count="0" meta:object-count="0" meta:page-count="1" meta:paragraph-count="21" meta:word-count="159" meta:character-count="1006" meta:non-whitespace-character-count="8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